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Reply.isPositiveCompletion( Object reply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Reply.isPositiveCompletion( int reply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